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1" svg:font-family="Tahoma"/>
    <style:font-face style:name="Andale Mono" svg:font-family="'Andale Mono'" style:font-family-generic="modern" style:font-pitch="fixed"/>
    <style:font-face style:name="Courier New" svg:font-family="'Courier New'" style:font-family-generic="modern" style:font-pitch="fixed"/>
    <style:font-face style:name="Albany AMT1"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text-properties style:font-name="Courier New" fo:font-size="10pt" fo:language="en" fo:country="US" style:font-size-asian="10pt" style:font-size-complex="10pt"/>
    </style:style>
    <style:style style:name="P2" style:family="paragraph" style:parent-style-name="Text_20_body" style:list-style-name="L6">
      <style:text-properties style:font-name="Courier New" fo:font-size="10pt" fo:language="en" fo:country="US" style:font-size-asian="10pt" style:font-size-complex="10pt"/>
    </style:style>
    <style:style style:name="P3" style:family="paragraph" style:parent-style-name="Text_20_body" style:list-style-name="L2">
      <style:text-properties style:font-name="Courier New" fo:font-size="10pt" fo:language="en" fo:country="US" fo:font-weight="normal" style:font-size-asian="10pt" style:font-weight-asian="normal" style:font-size-complex="10pt" style:font-weight-complex="normal"/>
    </style:style>
    <style:style style:name="P4" style:family="paragraph" style:parent-style-name="Text_20_body" style:list-style-name="L2">
      <style:text-properties style:font-name="Times New Roman"/>
    </style:style>
    <style:style style:name="P5" style:family="paragraph" style:parent-style-name="Text_20_body" style:list-style-name="L3">
      <style:text-properties style:font-name="Times New Roman" fo:font-size="12pt" fo:language="en" fo:country="US" fo:font-weight="normal" style:font-size-asian="12pt" style:font-weight-asian="normal" style:font-size-complex="12pt" style:font-weight-complex="normal"/>
    </style:style>
    <style:style style:name="P6" style:family="paragraph" style:parent-style-name="Text_20_body" style:list-style-name="L4">
      <style:text-properties style:font-name="Times New Roman" fo:font-size="12pt" fo:language="en" fo:country="US" style:font-size-asian="12pt" style:font-size-complex="12pt"/>
    </style:style>
    <style:style style:name="P7" style:family="paragraph" style:parent-style-name="Text_20_body" style:list-style-name="L6">
      <style:text-properties style:font-name="Times New Roman" fo:font-size="12pt" fo:language="en" fo:country="US" style:font-size-asian="12pt" style:font-size-complex="12pt"/>
    </style:style>
    <style:style style:name="P8" style:family="paragraph" style:parent-style-name="Text_20_body" style:list-style-name="L2">
      <style:text-properties style:font-name="Times New Roman" fo:language="en" fo:country="US"/>
    </style:style>
    <style:style style:name="P9" style:family="paragraph" style:parent-style-name="Text_20_body">
      <style:text-properties fo:language="en" fo:country="US"/>
    </style:style>
    <style:style style:name="P10" style:family="paragraph" style:parent-style-name="Text_20_body" style:list-style-name="L3">
      <style:text-properties fo:language="en" fo:country="US" fo:font-weight="normal" style:font-weight-asian="normal" style:font-weight-complex="normal"/>
    </style:style>
    <style:style style:name="P11" style:family="paragraph" style:parent-style-name="Text_20_body" style:list-style-name="L5">
      <style:text-properties fo:language="en" fo:country="US"/>
    </style:style>
    <style:style style:name="P12" style:family="paragraph" style:parent-style-name="Heading_20_1">
      <style:text-properties fo:language="en" fo:country="US"/>
    </style:style>
    <style:style style:name="P13" style:family="paragraph" style:parent-style-name="Heading_20_2">
      <style:text-properties fo:language="en" fo:country="US"/>
    </style:style>
    <style:style style:name="P14" style:family="paragraph" style:parent-style-name="Standard" style:list-style-name="L2"/>
    <style:style style:name="P15" style:family="paragraph" style:parent-style-name="Standard" style:list-style-name="L2">
      <style:text-properties style:font-name="Courier New" fo:font-size="10pt" fo:language="en" fo:country="US" style:font-size-asian="10pt" style:font-size-complex="10pt"/>
    </style:style>
    <style:style style:name="P16" style:family="paragraph" style:parent-style-name="Standard">
      <style:text-properties style:font-name="Courier New" fo:font-size="10pt" fo:language="en" fo:country="US" fo:font-weight="normal" style:font-size-asian="10pt" style:font-weight-asian="normal" style:font-size-complex="10pt" style:font-weight-complex="normal"/>
    </style:style>
    <style:style style:name="P17" style:family="paragraph" style:parent-style-name="Standard" style:list-style-name="L6"/>
    <style:style style:name="P18" style:family="paragraph" style:parent-style-name="Standard">
      <style:text-properties fo:language="en" fo:country="US"/>
    </style:style>
    <style:style style:name="P19" style:family="paragraph" style:parent-style-name="Standard" style:list-style-name="L1">
      <style:text-properties fo:language="en" fo:country="US"/>
    </style:style>
    <style:style style:name="P20" style:family="paragraph" style:parent-style-name="Standard" style:list-style-name="L2">
      <style:text-properties fo:language="en" fo:country="US"/>
    </style:style>
    <style:style style:name="P21" style:family="paragraph" style:parent-style-name="Standard" style:list-style-name="L2">
      <style:text-properties fo:language="en" fo:country="US" fo:font-weight="normal" style:font-weight-asian="normal" style:font-weight-complex="normal"/>
    </style:style>
    <style:style style:name="P22" style:family="paragraph" style:parent-style-name="Standard" style:list-style-name="L3">
      <style:text-properties fo:language="en" fo:country="US" fo:font-weight="normal" style:font-weight-asian="normal" style:font-weight-complex="normal"/>
    </style:style>
    <style:style style:name="P23" style:family="paragraph" style:parent-style-name="Standard" style:list-style-name="L3">
      <style:text-properties fo:language="en" fo:country="US"/>
    </style:style>
    <style:style style:name="P24" style:family="paragraph" style:parent-style-name="Standard" style:list-style-name="L4">
      <style:text-properties fo:language="en" fo:country="US"/>
    </style:style>
    <style:style style:name="P25" style:family="paragraph" style:parent-style-name="Standard" style:list-style-name="L6">
      <style:text-properties fo:language="en" fo:country="US"/>
    </style:style>
    <style:style style:name="P26" style:family="paragraph" style:parent-style-name="Standard" style:list-style-name="L7">
      <style:text-properties fo:language="en" fo:country="US"/>
    </style:style>
    <style:style style:name="P27" style:family="paragraph" style:parent-style-name="Standard" style:list-style-name="L8">
      <style:text-properties fo:language="en" fo:country="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style:font-size-asian="12pt" style:font-size-complex="12pt"/>
    </style:style>
    <style:style style:name="T4" style:family="text">
      <style:text-properties style:font-name="Times New Roman" fo:font-size="12pt" fo:language="en" fo:country="US" style:font-size-asian="12pt" style:font-size-complex="12pt"/>
    </style:style>
    <style:style style:name="T5" style:family="text">
      <style:text-properties style:font-name="Courier New" fo:font-size="10pt" style:font-size-asian="10pt" style:font-size-complex="10pt"/>
    </style:style>
    <style:style style:name="T6" style:family="text">
      <style:text-properties style:font-name="Courier New" fo:font-size="10pt" fo:font-weight="normal" style:font-size-asian="10pt" style:font-weight-asian="normal" style:font-size-complex="10pt" style:font-weight-complex="normal"/>
    </style:style>
    <style:style style:name="T7" style:family="text">
      <style:text-properties style:font-name="Thorndale AMT"/>
    </style:style>
    <style:style style:name="T8" style:family="text">
      <style:text-properties fo:color="#ff0000"/>
    </style:style>
    <style:style style:name="T9" style:family="text">
      <style:text-properties fo:font-size="12pt"/>
    </style:style>
    <style:style style:name="T10" style:family="text">
      <style:text-properties style:font-size-asian="12pt"/>
    </style:style>
    <style:style style:name="T11" style:family="text">
      <style:text-properties style:font-size-complex="12pt"/>
    </style:style>
    <style:style style:name="T12" style:family="text">
      <style:text-properties fo:language="en" fo:country="U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985cm" text:min-label-width="0.635cm"/>
        <style:text-properties style:font-name="StarSymbol"/>
      </text:list-level-style-bullet>
      <text:list-level-style-bullet text:level="7" text:style-name="Bullet_20_Symbols" style:num-suffix="." text:bullet-char="●">
        <style:list-level-properties text:space-before="8.255cm" text:min-label-width="0.635cm"/>
        <style:text-properties style:font-name="StarSymbol"/>
      </text:list-level-style-bullet>
      <text:list-level-style-bullet text:level="8" text:style-name="Bullet_20_Symbols" style:num-suffix="." text:bullet-char="○">
        <style:list-level-properties text:space-before="9.525cm" text:min-label-width="0.635cm"/>
        <style:text-properties style:font-name="StarSymbol"/>
      </text:list-level-style-bullet>
      <text:list-level-style-bullet text:level="9" text:style-name="Bullet_20_Symbols" style:num-suffix="." text:bullet-char="■">
        <style:list-level-properties text:space-before="10.795cm" text:min-label-width="0.635cm"/>
        <style:text-properties style:font-name="StarSymbol"/>
      </text:list-level-style-bullet>
      <text:list-level-style-bullet text:level="10" text:style-name="Bullet_20_Symbols" style:num-suffix="." text:bullet-char="●">
        <style:list-level-properties text:space-before="12.06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Documentation for working with the SysteMoC model</text:h>
      <text:h text:style-name="P12" text:outline-level="1">Unix account</text:h>
      <text:p text:style-name="P9">Server:<text:tab/><text:tab/><text:span text:style-name="T5">codesigns14.informatik.uni-erlangen.de</text:span></text:p>
      <text:p text:style-name="P9">User: <text:tab/><text:tab/>&lt;your user&gt;</text:p>
      <text:p text:style-name="P9">Password:<text:tab/>&lt;hopefully you still remember&gt;</text:p>
      <text:h text:style-name="P13" text:outline-level="2">SSH setup for convenient access to codesigns14</text:h>
      <text:p text:style-name="P18">The following steps are optional but will enable you to circumvent the requirement to enter your password for codesigns14 for each tla command accessing codesigns14.</text:p>
      <text:p text:style-name="P18"/>
      <text:list xml:id="list1130215575" text:style-name="L1">
        <text:list-item>
          <text:p text:style-name="P19">If your are missing a ssh keypair generate one</text:p>
          <text:list>
            <text:list-item>
              <text:p text:style-name="P1">mkdir ~/.ssh</text:p>
            </text:list-item>
            <text:list-item>
              <text:p text:style-name="P1">ssh-keygen -b 2048 -t rsa -f <text:s/>~/.ssh/id_rsa</text:p>
            </text:list-item>
          </text:list>
        </text:list-item>
        <text:list-item>
          <text:p text:style-name="P19">Append the public key part ~/.ssh/id_rsa.pub to .ssh/authorized_keys at codesigns14</text:p>
          <text:list>
            <text:list-item>
              <text:p text:style-name="P1">ssh &lt;your user&gt;@codesigns14.informatik.uni-erlangen.de 'cat &gt;&gt; ~/.ssh/authorized_keys' &lt; ~/.ssh/id_rsa.pub</text:p>
            </text:list-item>
          </text:list>
        </text:list-item>
        <text:list-item>
          <text:p text:style-name="P19">If you have encrypted the generated key in step one you may now add the key to a ssh-agent. Otherwise you have to enter the password supplied in step one for each tla command accessing codesigns14.</text:p>
          <text:list>
            <text:list-item>
              <text:p text:style-name="P1">ssh-add ~/.ssh/id_rsa</text:p>
            </text:list-item>
          </text:list>
        </text:list-item>
        <text:list-item>
          <text:p text:style-name="P19">If the previous command failed you have to first start an ssh-agent.</text:p>
          <text:list>
            <text:list-item>
              <text:p text:style-name="P1">eval `ssh-agent`</text:p>
            </text:list-item>
          </text:list>
        </text:list-item>
        <text:list-item>
          <text:p text:style-name="P19">To later stop the ssh-agent simply enter</text:p>
          <text:list>
            <text:list-item>
              <text:p text:style-name="P1">eval `ssh-agent -k`</text:p>
            </text:list-item>
          </text:list>
        </text:list-item>
      </text:list>
      <text:h text:style-name="P12" text:outline-level="1">GNU arch (TLA)</text:h>
      <text:h text:style-name="P13" text:outline-level="2">Archive setup</text:h>
      <text:list xml:id="list283482448" text:style-name="L2">
        <text:list-item>
          <text:p text:style-name="P4"><text:span text:style-name="T12">Homepage: </text:span><text:a xlink:type="simple" xlink:href="http://www.gnu.org/software/gnu-arch/"><text:span text:style-name="T12">http://www.gnu.org/software/gnu-arch/</text:span></text:a></text:p>
          <text:list>
            <text:list-item>
              <text:p text:style-name="P20">We assume that a working installation of tla is available</text:p>
            </text:list-item>
            <text:list-item>
              <text:p text:style-name="P8">Generally, commands are like <text:span text:style-name="T5">tla &lt;COMMAND&gt; &lt;OPTIONS&gt;</text:span></text:p>
            </text:list-item>
            <text:list-item>
              <text:p text:style-name="P20">Short summary of all TLA commands: <text:span text:style-name="T5">tla help</text:span></text:p>
            </text:list-item>
            <text:list-item>
              <text:p text:style-name="P20">Help for specific command: <text:span text:style-name="T5">tla &lt;COMMAND&gt; --help</text:span></text:p>
            </text:list-item>
          </text:list>
        </text:list-item>
        <text:list-item text:start-value="1">
          <text:p text:style-name="P8">Archives must be registered before they can be accessed:</text:p>
          <text:list>
            <text:list-item>
              <text:p text:style-name="P15">tla register-archive &lt;URL:LOCATION&gt; [&lt;ARCHIVE&gt;]</text:p>
            </text:list-item>
            <text:list-item>
              <text:p text:style-name="P20">The optional parameter <text:span text:style-name="T5">&lt;ARCHIVE&gt;</text:span> is not needed, it is automatically looked up in the archive location and printed by the above command (<text:span text:style-name="T5">"Registering archive: &lt;ARCHIVE&gt;"</text:span>)</text:p>
            </text:list-item>
            <text:list-item>
              <text:p text:style-name="P20">One can think of <text:s/><text:span text:style-name="T5">&lt;ARCHIVE&gt; </text:span>as the symbolic name for a physical location represented by <text:s text:c="2"/><text:span text:style-name="T5">&lt;URL:LOCATION&gt;.</text:span></text:p>
            </text:list-item>
            <text:list-item>
              <text:p text:style-name="P20">Archive names can also be looked up later by issuing <text:span text:style-name="T5">tla archives</text:span> which prints all registered archives and their corresponding locations.</text:p>
            </text:list-item>
            <text:list-item>
              <text:p text:style-name="P20">For each registered archive a file named <text:span text:style-name="T5">&lt;ARCHIVE&gt;</text:span> is added to <text:span text:style-name="T5">~/.arch-params/=locations</text:span> containing the <text:span text:style-name="T5">&lt;URL:LOCATION&gt;</text:span> of the registered archive. <text:s/>In <text:soft-page-break/>principle <text:span text:style-name="T5">tla register-archive</text:span> does nothing else as to add said file. In fact archive locations can be changed by editing said files.</text:p>
            </text:list-item>
            <text:list-item>
              <text:p text:style-name="P20">Archive registrations for SysteMoC:</text:p>
              <text:list>
                <text:list-item>
                  <text:p text:style-name="P15">tla register-archive sftp://&lt;your user&gt;@codesigns14.informatik.uni-erlangen.de/data/projects/gnu-arch/scd/2008-systemoc-intern</text:p>
                </text:list-item>
                <text:list-item>
                  <text:p text:style-name="P15">tla register-archive sftp://&lt;your user&gt;@codesigns14.informatik.uni-erlangen.de/data/projects/gnu-arch/scd/2008-common-intern</text:p>
                </text:list-item>
                <text:list-item>
                  <text:p text:style-name="P15">tla register-archive sftp://&lt;your user&gt;@codesigns14.informatik.uni-erlangen.de/data/projects/gnu-arch/scd/2005-common-stuff</text:p>
                </text:list-item>
              </text:list>
            </text:list-item>
            <text:list-item>
              <text:p text:style-name="P20">&lt;your user&gt; is the user name used for the ssh access of codesigns14. Neglecting the &lt;your user&gt;@ prefix in the <text:span text:style-name="T5">&lt;URL:LOCATION&gt; </text:span>your current user account user name would be used to access codesigns14. This will fail if your user name on your work system and on codesigns14 differ.</text:p>
            </text:list-item>
          </text:list>
        </text:list-item>
        <text:list-item>
          <text:p text:style-name="P20">Browse archive contents:</text:p>
          <text:list>
            <text:list-item>
              <text:p text:style-name="P20">tla abrowse &lt;ARCHIVE&gt;</text:p>
            </text:list-item>
            <text:list-item>
              <text:p text:style-name="P20">F<text:span text:style-name="T2">ormat: </text:span><text:span text:style-name="T6">&lt;Category&gt;--&lt;Branch&gt;--&lt;Version&gt;</text:span><text:span text:style-name="T2">, e.g., </text:span><text:span text:style-name="T6">ibm-top--mainline--0.1</text:span></text:p>
            </text:list-item>
          </text:list>
        </text:list-item>
        <text:list-item>
          <text:p text:style-name="P21">To setup an archive as the default archive:</text:p>
          <text:list>
            <text:list-item>
              <text:p text:style-name="P3">tla my-default-archive &lt;ARCHIVE&gt;</text:p>
            </text:list-item>
            <text:list-item>
              <text:p text:style-name="P20"><text:span text:style-name="T2">If no default archive is set, all revision parameters must be prefixed with </text:span><text:span text:style-name="T6">&lt;ARCHIVE&gt;/</text:span><text:span text:style-name="T2">, e.g., </text:span><text:span text:style-name="T6">falk@cs.fau.de--2008-ibm-cooperation/ibm-top--mainline--0.1</text:span></text:p>
            </text:list-item>
            <text:list-item>
              <text:p text:style-name="P20"><text:span text:style-name="T2">In the following, we assume that the default archive is set to <text:s/></text:span><text:span text:style-name="T6">falk@cs.fau.de--2008-ibm-cooperation</text:span></text:p>
            </text:list-item>
          </text:list>
        </text:list-item>
        <text:list-item>
          <text:p text:style-name="P20">Introducing yourself to gnu-arch:</text:p>
          <text:list>
            <text:list-item>
              <text:p text:style-name="P14"><text:span text:style-name="T12">tla my-id "John Doe &lt;</text:span><text:a xlink:type="simple" xlink:href="mailto:jdoe@de.ibm.com"><text:span text:style-name="T12">jdoe@whatever.invalid</text:span></text:a><text:span text:style-name="T12">&gt;"</text:span></text:p>
            </text:list-item>
            <text:list-item>
              <text:p text:style-name="P20">The provided name and email will be used to mark patches committed by you.</text:p>
            </text:list-item>
          </text:list>
        </text:list-item>
        <text:list-item>
          <text:p text:style-name="P20">The following step is optional, but speeds up operations (local caching of archives):</text:p>
          <text:list>
            <text:list-item>
              <text:p text:style-name="P20">Setup revision library in <text:span text:style-name="T5">&lt;PATH&gt;</text:span>:</text:p>
              <text:list>
                <text:list-item>
                  <text:p text:style-name="P15">mkdir &lt;PATH&gt;</text:p>
                </text:list-item>
                <text:list-item>
                  <text:p text:style-name="P15">tla my-revision-library &lt;PATH&gt;</text:p>
                </text:list-item>
                <text:list-item>
                  <text:p text:style-name="P15">tla library-config --greedy --sparse &lt;PATH&gt;</text:p>
                </text:list-item>
              </text:list>
            </text:list-item>
            <text:list-item>
              <text:p text:style-name="P20">The <text:span text:style-name="T5">&lt;PATH&gt; </text:span><text:span text:style-name="T3">directory will be used to cache different revisions of your project. The directory can be deleted without any negative consequences excepting the speed slowdown which is incurred if no local cached copy of the project is available. </text:span></text:p>
            </text:list-item>
          </text:list>
        </text:list-item>
      </text:list>
      <text:h text:style-name="P13" text:outline-level="2">Revision checkout</text:h>
      <text:list xml:id="list2080545237" text:continue-list="list283482448" text:style-name="L2">
        <text:list-item text:start-value="1">
          <text:p text:style-name="P21">To checkout a specific revision into a local directory</text:p>
          <text:list>
            <text:list-item>
              <text:p text:style-name="P3">tla get &lt;REVISION&gt; &lt;DIR&gt;</text:p>
            </text:list-item>
            <text:list-item>
              <text:p text:style-name="P20"><text:span text:style-name="T2">For Cayman, we only need to get the top project this way: </text:span><text:span text:style-name="T6">tla get cayman-top--mainline--0.1 &lt;DIR&gt;</text:span></text:p>
            </text:list-item>
          </text:list>
        </text:list-item>
      </text:list>
      <text:p text:style-name="P16"/>
      <text:list xml:id="list805375734" text:continue-list="list2080545237" text:style-name="L2">
        <text:list-item text:start-value="1">
          <text:p text:style-name="P20"><text:span text:style-name="T2">The following commands must be executed inside a revision directory, i.e., </text:span><text:span text:style-name="T6">cd &lt;DIR&gt;</text:span><text:span text:style-name="T2"> into the checked out top project.</text:span></text:p>
        </text:list-item>
      </text:list>
      <text:h text:style-name="P13" text:outline-level="2">Subprojects</text:h>
      <text:list xml:id="list1984162090" text:continue-list="list805375734" text:style-name="L2">
        <text:list-item text:start-value="1">
          <text:p text:style-name="P21">Subprojects of a top project are specified via config files and can be automatically checked out with TLA:</text:p>
          <text:list>
            <text:list-item>
              <text:p text:style-name="P20"><text:span text:style-name="T6">cat config</text:span><text:span text:style-name="T2"> lists subprojects</text:span></text:p>
            </text:list-item>
            <text:list-item>
              <text:p text:style-name="P20"><text:span text:style-name="T6">cat config-docu</text:span><text:span text:style-name="T2"> lists documentation subprojects</text:span></text:p>
            </text:list-item>
            <text:list-item>
              <text:p text:style-name="P20"><text:span text:style-name="T2">Checkout of subprojects could be done manually by copy and paste, but TLA provides a command which processes all entries in a config file: </text:span><text:span text:style-name="T6">tla build-config &lt;CONFIG&gt;</text:span></text:p>
            </text:list-item>
          </text:list>
        </text:list-item>
        <text:list-item>
          <text:p text:style-name="P20"><text:span text:style-name="T2">Now, all required subprojects (and documentation) reside in various directories in the revision directory </text:span><text:span text:style-name="T6">&lt;DIR&gt;</text:span><text:span text:style-name="T2">, e.g., for Cayman:</text:span></text:p>
          <text:list>
            <text:list-item>
              <text:p text:style-name="P3">&lt;DIR&gt;<text:line-break/><text:tab/>|-- BuildSystem<text:line-break/><text:soft-page-break/><text:tab/>|-- Cayman-SysteMoC<text:line-break/> <text:s text:c="2"/>|-- CECSIM-PyCon<text:line-break/><text:tab/>|-- Docu<text:line-break/> <text:s text:c="4"/>|-- Carrera-Docu<text:line-break/> <text:s text:c="4"/>|-- HscdTeXRes<text:line-break/> <text:s text:c="4"/>|-- SysteMoC-Docu<text:line-break/><text:tab/>|-- LibSGX<text:line-break/><text:tab/>|-- rtx<text:line-break/><text:tab/>|-- Scripts<text:line-break/><text:tab/>|-- Support<text:line-break/><text:tab/>|-- SysteMoC</text:p>
            </text:list-item>
          </text:list>
        </text:list-item>
      </text:list>
      <text:h text:style-name="P13" text:outline-level="2">Updating checked out revisions</text:h>
      <text:list xml:id="list1104865717" text:style-name="L3">
        <text:list-item>
          <text:p text:style-name="P10">To get the latest changes for a revision, issue<text:span text:style-name="T5"> tla update </text:span>in the revision <text:span text:style-name="T5">&lt;DIR&gt;</text:span></text:p>
          <text:list>
            <text:list-item>
              <text:p text:style-name="P5">Fast if revision library (see 2.1) was created, slow otherwise.</text:p>
            </text:list-item>
          </text:list>
        </text:list-item>
        <text:list-item>
          <text:p text:style-name="P5">To see what was changed, issue <text:span text:style-name="T5">tla logs -scDf </text:span>to get a detailed description of the submitted patches.</text:p>
        </text:list-item>
        <text:list-item>
          <text:p text:style-name="P5">To execute commands for all subprojects and the top project, there exists the <text:span text:style-name="T5">forall-projects.sh convenience</text:span> script in the top project directory <text:span text:style-name="T5">&lt;DIR&gt;:</text:span></text:p>
          <text:list>
            <text:list-item>
              <text:p text:style-name="P5"><text:span text:style-name="T5">./forall-projects.sh &lt;COMMAND&gt;</text:span>, e.g., <text:span text:style-name="T5">./forall-projects.sh tla update</text:span></text:p>
            </text:list-item>
          </text:list>
        </text:list-item>
        <text:list-item>
          <text:p text:style-name="P22">As the projects used in Cayman are constantly evolving, it is advised to always update the top project and subprojects via <text:span text:style-name="T5">./forall-projects.sh tla update </text:span>every now and then!</text:p>
        </text:list-item>
        <text:list-item>
          <text:p text:style-name="P23">If <text:s/>changes for <text:span text:style-name="T5">Makefile.am</text:span> or <text:span text:style-name="T5">configure.in</text:span> files are introduced in patches, it is usually sufficient just to execute make.</text:p>
          <text:list>
            <text:list-item>
              <text:p text:style-name="P23">If this fails, see section 3 how to re-create the Makefiles manually.</text:p>
            </text:list-item>
          </text:list>
        </text:list-item>
        <text:list-item>
          <text:p text:style-name="P23">If changes for TLA config files are introduced in patches (e.g., changed subproject revisions), do <text:span text:style-name="T1">NOT </text:span>execute <text:span text:style-name="T5">tla build-config &lt;CONFIG&gt;</text:span>. Instead, try to figure out which subprojects did change, delete / move the corresponding directory and check out the new revision manually via <text:span text:style-name="T5">tla get &lt;REVISION&gt;</text:span>.</text:p>
        </text:list-item>
      </text:list>
      <text:h text:style-name="P13" text:outline-level="2">Checking in local changes</text:h>
      <text:list xml:id="list508150767" text:style-name="L4">
        <text:list-item>
          <text:p text:style-name="P24">Review local changes:</text:p>
          <text:list>
            <text:list-item>
              <text:p text:style-name="P24"><text:span text:style-name="T5">tla changes </text:span>(print modified files)</text:p>
            </text:list-item>
            <text:list-item>
              <text:p text:style-name="P24"><text:span text:style-name="T5">tla changes --diffs | less</text:span> (print diff patches)</text:p>
            </text:list-item>
          </text:list>
        </text:list-item>
        <text:list-item>
          <text:p text:style-name="P24">Commit changeset:</text:p>
          <text:list>
            <text:list-item>
              <text:p text:style-name="P24">Commit all changes: <text:span text:style-name="T5">tla commit</text:span></text:p>
            </text:list-item>
            <text:list-item>
              <text:p text:style-name="P24">Commit selected files: <text:span text:style-name="T5">tla commit -- &lt;FILE1&gt; &lt;FILE2&gt; ...</text:span></text:p>
            </text:list-item>
            <text:list-item>
              <text:p text:style-name="P24">Command opens editor: enter changelog, save and quit editor</text:p>
            </text:list-item>
            <text:list-item>
              <text:p text:style-name="P6">Changeset will now be commited</text:p>
            </text:list-item>
          </text:list>
        </text:list-item>
      </text:list>
      <text:h text:style-name="P12" text:outline-level="1">Building the project</text:h>
      <text:h text:style-name="P13" text:outline-level="2">Creating configure scripts</text:h>
      <text:list xml:id="list129180021" text:style-name="L5">
        <text:list-item>
          <text:p text:style-name="P11">Execute <text:span text:style-name="T5">./autoreconf.sh</text:span> in the Cayman top project directory</text:p>
          <text:list>
            <text:list-item>
              <text:p text:style-name="P11">This will create <text:span text:style-name="T5">configure</text:span> scripts in the top project directory and subproject directories</text:p>
            </text:list-item>
          </text:list>
        </text:list-item>
      </text:list>
      <text:h text:style-name="P13" text:outline-level="2">Creating Makefiles</text:h>
      <text:list xml:id="list808997849" text:style-name="L6">
        <text:list-item>
          <text:p text:style-name="P25">The binaries should be built in a separate directory, e.g., <text:span text:style-name="T5">obj-&lt;DIR&gt;</text:span>, with <text:span text:style-name="T5">&lt;DIR&gt;</text:span> being the Cayman top project directory</text:p>
        </text:list-item>
        <text:list-item>
          <text:p text:style-name="P25"><text:soft-page-break/>Execute <text:span text:style-name="T5">&lt;DIR&gt;/configure &lt;OPTIONS&gt; </text:span>in <text:span text:style-name="T5">obj-&lt;DIR&gt;</text:span><text:span text:style-name="T3">: This will create directories for all subprojects and place a </text:span><text:span text:style-name="T5">Makefile</text:span><text:span text:style-name="T3"> in each.</text:span></text:p>
          <text:list>
            <text:list-item>
              <text:p text:style-name="P7">Requirements</text:p>
              <text:list>
                <text:list-item>
                  <text:p text:style-name="P7">Standard compliant C++ compiler (we use GCC 4.3.1 / 4.1.2)</text:p>
                </text:list-item>
                <text:list-item>
                  <text:p text:style-name="P17"><text:span text:style-name="T4">XercesC: </text:span><text:a xlink:type="simple" xlink:href="http://xerces.apache.org/xerces-c/"><text:span text:style-name="T4">http://xerces.apache.org/xerces-c/</text:span></text:a><text:span text:style-name="T12"> (we need version &gt;= 2.7.0)</text:span></text:p>
                </text:list-item>
                <text:list-item>
                  <text:p text:style-name="P17"><text:span text:style-name="T4">XalanC: </text:span><text:a xlink:type="simple" xlink:href="http://xml.apache.org/xalan-c/"><text:span text:style-name="T4">http://xml.apache.org/xalan-c/</text:span></text:a><text:span text:style-name="T12"> (we need version &gt;= 1.10.0)</text:span></text:p>
                </text:list-item>
                <text:list-item>
                  <text:p text:style-name="P17"><text:span text:style-name="T4">SystemC: </text:span><text:a xlink:type="simple" xlink:href="http://www.systemc.org/"><text:span text:style-name="T4">http://www.systemc.org</text:span></text:a><text:span text:style-name="T12"> (we need version &gt;= 2.1.v1)</text:span></text:p>
                </text:list-item>
                <text:list-item>
                  <text:p text:style-name="P17"><text:span text:style-name="T4">Boost: </text:span><text:a xlink:type="simple" xlink:href="http://www.boost.org/"><text:span text:style-name="T4">http://www.boost.org</text:span></text:a><text:span text:style-name="T12"> (we need version &gt;= 1.33.1)</text:span></text:p>
                </text:list-item>
              </text:list>
            </text:list-item>
            <text:list-item>
              <text:p text:style-name="P25">If these packages are not installed into the standard include / library paths, various locations must be explicitly passed to the configure script as follows:</text:p>
              <text:list>
                <text:list-item>
                  <text:p text:style-name="P2">--with-boost-include=&lt;BOOST_HEADER_PATH&gt;</text:p>
                </text:list-item>
                <text:list-item>
                  <text:p text:style-name="P2">--with-boost-lib=&lt;BOOST_LIB_PATH&gt;</text:p>
                </text:list-item>
                <text:list-item>
                  <text:p text:style-name="P2">--with-xerces-include=&lt;XERCES_HEADER_PATH&gt;</text:p>
                </text:list-item>
                <text:list-item>
                  <text:p text:style-name="P2">--with-xerces-lib=&lt;XERCES_LIB_PATH&gt;</text:p>
                </text:list-item>
                <text:list-item>
                  <text:p text:style-name="P2">--with-systemc-include=&lt;SYSTEMC_HEADER_PATH&gt;</text:p>
                </text:list-item>
                <text:list-item>
                  <text:p text:style-name="P2">--with-systemc-lib=&lt;SYSTEMC_LIB_PATH&gt;</text:p>
                </text:list-item>
                <text:list-item>
                  <text:p text:style-name="P2">--with-tlm1-include=&lt;TLM1_HEADER_PATH&gt;</text:p>
                </text:list-item>
              </text:list>
            </text:list-item>
            <text:list-item>
              <text:p text:style-name="P25">Other configuration switches:</text:p>
              <text:list>
                <text:list-item>
                  <text:p text:style-name="P25"><text:span text:style-name="T5">-C</text:span>: Create config cache (speeds up Makefile generation). <text:span text:style-name="T8">HINT: If you use the -C option and run into problems with configure it may be wise to delete the generated cache file (config.cache) before each configure run to simplify debugging of <text:s/>the problem.</text:span></text:p>
                </text:list-item>
                <text:list-item>
                  <text:p text:style-name="P25"><text:span text:style-name="T5">--enable-debug</text:span> / <text:span text:style-name="T5">--disable-debug</text:span>: Enable / disable debug output / code</text:p>
                </text:list-item>
                <text:list-item>
                  <text:p text:style-name="P25"><text:span text:style-name="T5">--enable-vpc</text:span> / <text:span text:style-name="T5">--disable-vpc</text:span>: Enable / disable the SystemC-VPC framework</text:p>
                </text:list-item>
                <text:list-item>
                  <text:p text:style-name="P25"><text:span text:style-name="T5">--disable-wsdf</text:span>: Disable WSDF as Cayman does not need it</text:p>
                </text:list-item>
                <text:list-item>
                  <text:p text:style-name="P25">So, in order to get the fastest untimed simulation, disable debug and VPC</text:p>
                </text:list-item>
              </text:list>
            </text:list-item>
            <text:list-item>
              <text:p text:style-name="P25">In order to install the created libraries and headers, a prefix path can be given as usual with <text:span text:style-name="T5">--prefix=&lt;PREFIX_PATH&gt;</text:span>. Make sure you have write access to <text:span text:style-name="T5">&lt;PREFIX_PATH&gt;.</text:span></text:p>
            </text:list-item>
          </text:list>
        </text:list-item>
      </text:list>
      <text:h text:style-name="P13" text:outline-level="2">Creating binaries</text:h>
      <text:list xml:id="list785490469" text:style-name="L7">
        <text:list-item>
          <text:p text:style-name="P26">Execute <text:span text:style-name="T5">make</text:span> in the top project object directory <text:span text:style-name="T5">obj-&lt;DIR&gt;</text:span>, or, if only a subproject should be (re-)built, in the appropriate subproject object directory, e.g., <text:span text:style-name="T5">obj-&lt;DIR&gt;/Support</text:span></text:p>
        </text:list-item>
        <text:list-item>
          <text:p text:style-name="P26">Special make targets:</text:p>
          <text:list>
            <text:list-item>
              <text:p text:style-name="P26"><text:span text:style-name="T5">make clean</text:span>: Deletes all binaries</text:p>
            </text:list-item>
            <text:list-item>
              <text:p text:style-name="P26"><text:span text:style-name="T5">make doxygen-doc:</text:span> (Only in subprojects which contain a <text:span text:style-name="T5">doxygen.cfg</text:span> file) Generates the doxygen documentation into the <text:span text:style-name="T5">doxygen-doc</text:span> directory</text:p>
            </text:list-item>
          </text:list>
        </text:list-item>
      </text:list>
      <text:h text:style-name="P13" text:outline-level="2">Installing the headers and libraries</text:h>
      <text:list xml:id="list922009727" text:style-name="L8">
        <text:list-item>
          <text:p text:style-name="P27">In order to be able to use the Cayman library in external projects, the required header files and compiled libraries should be installed via <text:span text:style-name="T5">make install</text:span>. This will create a <text:span text:style-name="T5">&lt;PREFIX_PATH&gt; </text:span>directory specified while creating the Makefiles.</text:p>
          <text:list>
            <text:list-item>
              <text:p text:style-name="P27">It contains two subdirectories <text:span text:style-name="T5">include</text:span> and <text:span text:style-name="T5">lib</text:span>, which contain the header files and libraries from the various subprojects and librari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1" svg:font-family="Tahoma"/>
    <style:font-face style:name="Andale Mono" svg:font-family="'Andale Mono'" style:font-family-generic="modern" style:font-pitch="fixed"/>
    <style:font-face style:name="Courier New" svg:font-family="'Courier New'" style:font-family-generic="modern" style:font-pitch="fixed"/>
    <style:font-face style:name="Albany AMT1"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de" fo:country="DE" style:font-name-asian="Aria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ndale Mono" style:font-size-asian="10pt" style:font-name-complex="Andale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8-04-16T16:42:36</meta:creation-date>
    <dc:creator>Joachim Falk</dc:creator>
    <dc:date>2009-06-17T12:12:07</dc:date>
    <meta:editing-cycles>76</meta:editing-cycles>
    <meta:editing-duration>PT18H49M37S</meta:editing-duration>
    <meta:document-statistic meta:table-count="0" meta:image-count="0" meta:object-count="0" meta:page-count="4" meta:paragraph-count="119" meta:word-count="1393" meta:character-count="9181"/>
    <meta:user-defined meta:name="Info 1"/>
    <meta:user-defined meta:name="Info 2"/>
    <meta:user-defined meta:name="Info 3"/>
    <meta:user-defined meta:name="Info 4"/>
  </office:meta>
</office:document-meta>
</file>